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0283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882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4"/>
        </table:table-row>
        <table:table-row table:style-name="ro2">
          <table:table-cell/>
          <table:table-cell table:style-name="Heading" office:value-type="string">
            <text:p>Heading</text:p>
          </table:table-cell>
          <table:table-cell table:number-columns-repeated="4"/>
        </table:table-row>
        <table:table-row table:style-name="ro3">
          <table:table-cell/>
          <table:table-cell table:style-name="Heading1" office:value-type="string">
            <text:p>Heading1</text:p>
          </table:table-cell>
          <table:table-cell table:number-columns-repeated="4"/>
        </table:table-row>
        <table:table-row table:style-name="ro1">
          <table:table-cell/>
          <table:table-cell table:style-name="Result" office:value-type="string">
            <text:p>Result</text:p>
          </table:table-cell>
          <table:table-cell table:number-columns-repeated="4"/>
        </table:table-row>
        <table:table-row table:style-name="ro1">
          <table:table-cell/>
          <table:table-cell table:style-name="Result2" office:value-type="string">
            <text:p>Result2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BlueHeading" office:value-type="string">
            <text:p>Group A</text:p>
          </table:table-cell>
          <table:table-cell/>
          <table:table-cell table:style-name="BlueHeading" office:value-type="string">
            <text:p>Group B</text:p>
          </table:table-cell>
        </table:table-row>
        <table:table-row table:style-name="ro5">
          <table:table-cell table:number-columns-repeated="3"/>
          <table:table-cell table:style-name="BlueDefault" office:value-type="string">
            <text:p>Brian</text:p>
          </table:table-cell>
          <table:table-cell/>
          <table:table-cell table:style-name="BlueDefault" office:value-type="string">
            <text:p>PJ</text:p>
          </table:table-cell>
        </table:table-row>
        <table:table-row table:style-name="ro5">
          <table:table-cell/>
          <table:table-cell table:style-name="BlueDefault" office:value-type="string">
            <text:p>Blue-Default</text:p>
          </table:table-cell>
          <table:table-cell/>
          <table:table-cell table:style-name="BlueDefault" office:value-type="string">
            <text:p>Mary</text:p>
          </table:table-cell>
          <table:table-cell/>
          <table:table-cell table:style-name="BlueDefault" office:value-type="string">
            <text:p>Cliff</text:p>
          </table:table-cell>
        </table:table-row>
        <table:table-row table:style-name="ro4">
          <table:table-cell/>
          <table:table-cell table:style-name="BlueHeading" office:value-type="string">
            <text:p>Blue-Heading</text:p>
          </table:table-cell>
          <table:table-cell/>
          <table:table-cell table:style-name="BlueDefault" office:value-type="string">
            <text:p>Alice</text:p>
          </table:table-cell>
          <table:table-cell/>
          <table:table-cell table:style-name="BlueDefault" office:value-type="string">
            <text:p>Erin</text:p>
          </table:table-cell>
        </table:table-row>
        <table:table-row table:style-name="ro5">
          <table:table-cell table:number-columns-repeated="3"/>
          <table:table-cell table:style-name="BlueDefault" office:value-type="string">
            <text:p>John</text:p>
          </table:table-cell>
          <table:table-cell/>
          <table:table-cell table:style-name="BlueDefault" office:value-type="string">
            <text:p>Jod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Default" style:family="table-cell" style:parent-style-name="Default">
      <style:table-cell-properties fo:background-color="#00dcff" style:text-align-source="fix" style:repeat-content="false" fo:border="0.26pt solid #000000" fo:padding-bottom="0.0193in" fo:padding-left="0.0138in" fo:padding-right="0.0138in" fo:padding-top="0.0193in" style:vertical-justify="auto"/>
      <style:paragraph-properties fo:text-align="center" css3t:text-justify="auto"/>
    </style:style>
    <style:style style:name="BlueHeading" style:family="table-cell" style:parent-style-name="Heading">
      <style:table-cell-properties fo:border-bottom="2.01pt solid #000000" fo:background-color="#00dcff" fo:border-left="none" fo:padding-bottom="0.0193in" fo:padding-left="0.0138in" fo:padding-right="0.0138in" fo:padding-top="0.0193in" fo:border-right="none" fo:border-top="none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08/14/2011</text:date>, <text:time>16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5S</meta:editing-duration>
    <meta:editing-cycles>3</meta:editing-cycles>
    <meta:generator>LibreOffice/3.4$Win32 LibreOffice_project/340m1$Build-12</meta:generator>
    <dc:date>2011-08-14T16:01:44.83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